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4-05-2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3-05-23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3-04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3-02-1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2-09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2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1-12-2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1-09-2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1-03-2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0-10-06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20-07-2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9-12-3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9-09-1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9-06-27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8-12-21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8-06-05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8-03-19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7-12-0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7-09-2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7-05-2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7-02-2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6-12-1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6-09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6-06-2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6-04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5-12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5-09-1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5-06-10 0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5-06-0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5-03-1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4-12-10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4-09-08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4-03-1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4-03-10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3-12-19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3-09-0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3-04-08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3-03-2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2-09-25 0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2-03-14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2-01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1-03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10-12-10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9-10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9-06-1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9-04-1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9-03-12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8-12-1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8-09-2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8-06-2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8-04-1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7-11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7-03-2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7-01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6-08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6-05-2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5-12-2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5-10-2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5-07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5-03-17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4-12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4-03-1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3-12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3-07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3-05-1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2-06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2-03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2-01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1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1-03-1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1-03-0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0-08-2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200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99-03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97-03-1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6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5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8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9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8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8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7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9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7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6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4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6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5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5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5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18092594801</text:p>
          </table:table-cell>
          <table:table-cell office:value-type="string" calcext:value-type="string">
            <text:p>195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